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ivet workshop budget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rticipants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ravel CEDAR (est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K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table:style-name="ce2" office:value-type="string" calcext:value-type="string">
            <text:p>PK</text:p>
          </table:table-cell>
          <table:table-cell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string" calcext:value-type="string">
            <text:p>Paid by CEDAR</text:p>
          </table:table-cell>
          <table:table-cell table:formula="of:=SUM([.B5:.B6])" office:value-type="float" office:value="14000" calcext:value-type="float">
            <text:p>14000</text:p>
          </table:table-cell>
          <table:table-cell office:value-type="string" calcext:value-type="string">
            <text:p>Not paid by NBI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Travel NBI (es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Sub-total</text:p>
          </table:table-cell>
          <table:table-cell table:formula="of:=[.B11]+[.B12]" office:value-type="float" office:value="18000" calcext:value-type="float">
            <text:p>18000</text:p>
          </table:table-cell>
          <table:table-cell office:value-type="string" calcext:value-type="string">
            <text:p>Update with real amou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Lu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lunc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stimate for pizza/bagel lunch from outside</text:p>
          </table:table-cell>
        </table:table-row>
        <table:table-row table:style-name="ro1">
          <table:table-cell office:value-type="string" calcext:value-type="string">
            <text:p>Lunch day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ub-total</text:p>
          </table:table-cell>
          <table:table-cell table:formula="of:=[.B2]*[.B16]*[.B17]" office:value-type="float" office:value="5200" calcext:value-type="float">
            <text:p>52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Reception dri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 per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lf-catering, CB buys Monday</text:p>
          </table:table-cell>
        </table:table-row>
        <table:table-row table:style-name="ro1">
          <table:table-cell office:value-type="string" calcext:value-type="string">
            <text:p>Sub-total</text:p>
          </table:table-cell>
          <table:table-cell table:formula="of:=[.B22]*[.B2]" office:value-type="float" office:value="600" calcext:value-type="float">
            <text:p>6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Coffee brea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 coffe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anged from 25, update with real quote</text:p>
          </table:table-cell>
        </table:table-row>
        <table:table-row table:style-name="ro1">
          <table:table-cell office:value-type="string" calcext:value-type="string">
            <text:p>Coffee days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Breaks per da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-total</text:p>
          </table:table-cell>
          <table:table-cell table:formula="of:=[.B2]*[.B27]*[.B28]*[.B29]" office:value-type="float" office:value="4900" calcext:value-type="float">
            <text:p>49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Dinner</text:p>
          </table:table-cell>
          <table:table-cell/>
          <table:table-cell office:value-type="string" calcext:value-type="string">
            <text:p>CB books, suggestions: Romarin, Quattro Fontaine</text:p>
          </table:table-cell>
        </table:table-row>
        <table:table-row table:style-name="ro1">
          <table:table-cell office:value-type="string" calcext:value-type="string">
            <text:p>Per person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s this within spending limit?</text:p>
          </table:table-cell>
        </table:table-row>
        <table:table-row table:style-name="ro1">
          <table:table-cell office:value-type="string" calcext:value-type="string">
            <text:p>Sub-total</text:p>
          </table:table-cell>
          <table:table-cell table:formula="of:=([.B34]+[.B35])*[.B2]" office:value-type="float" office:value="9000" calcext:value-type="float">
            <text:p>900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Student helpers</text:p>
          </table:table-cell>
          <table:table-cell/>
          <table:table-cell office:value-type="string" calcext:value-type="string">
            <text:p>IGB asks for helper, billed via UL</text:p>
          </table:table-cell>
        </table:table-row>
        <table:table-row table:style-name="ro1">
          <table:table-cell office:value-type="string" calcext:value-type="string">
            <text:p>Hourly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Day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ours per da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ub-total</text:p>
          </table:table-cell>
          <table:table-cell table:formula="of:=[.B40]*[.B41]*[.B42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otal NBI</text:p>
          </table:table-cell>
          <table:table-cell table:formula="of:=[.B13]+[.B18]+[.B23]+[.B30]+[.B36]+[.B43]" office:value-type="float" office:value="39300" calcext:value-type="float">
            <text:p>39300</text:p>
          </table:table-cell>
          <table:table-cell office:value-type="string" calcext:value-type="string">
            <text:p>Account: JJ talks to AMU, need to empty an accou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Workshop total</text:p>
          </table:table-cell>
          <table:table-cell table:formula="of:=[.B45]+[.B7]" office:value-type="float" office:value="53300" calcext:value-type="float">
            <text:p>533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3:38:14.635650238</meta:creation-date>
    <dc:date>2018-08-14T15:34:21.451824722</dc:date>
    <meta:editing-duration>PT1H4M44S</meta:editing-duration>
    <meta:editing-cycles>3</meta:editing-cycles>
    <meta:generator>LibreOffice/6.0.3.2$Linux_X86_64 LibreOffice_project/00m0$Build-2</meta:generator>
    <meta:print-date>2018-08-14T14:58:15.797856240</meta:print-date>
    <meta:document-statistic meta:table-count="1" meta:cell-count="68" meta:object-count="0"/>
  </office:meta>
</office:document-meta>
</file>